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6.079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row table:style-name="ro1">
          <table:table-cell/>
          <table:table-cell table:style-name="ce4" office:value-type="string" calcext:value-type="string">
            <text:p><text:span text:style-name="T3">IPIP </text:span>50 Item Big Five Sample Questionnair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They are/I am the life of the party.</text:p>
          </table:table-cell>
          <table:table-cell/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F5]=&quot;x&quot;;[.N5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eel little concern for other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always prepared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F7]=&quot;x&quot;;[.N7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t stressed out easily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F8]=&quot;x&quot;;[.N8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a rich vocabulary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F9]=&quot;x&quot;;[.N9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n't talk a lot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interested in people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F11]=&quot;x&quot;;[.N11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eave their/my belongings around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relaxed most of the tim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difficulty understanding abstract idea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eel comfortable around people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F15]=&quot;x&quot;;[.N15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sult peopl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y attention to detail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F17]=&quot;x&quot;;[.N17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rry about thing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F18]=&quot;x&quot;;[.N18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a vivid imagination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F19]=&quot;x&quot;;[.N19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eep in the background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ympathize with others' feeling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ke a mess of thing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ldom feel blu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not interested in abstract idea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tart conversation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not interested in other people's problem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t chores done right away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easily disturbed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excellent idea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little to say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a soft heart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Often forget to put things back in their proper place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t upset easily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 not have a good imagination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lk to a lot of different people at partie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not really interested in other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ike order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hange their/my mood a lot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quick to understand thing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n't like to draw attention to myself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ke time out for other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span text:style-name="T1">Shirk their/</text:span>my dutie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ve frequent mood swing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se difficult word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n't mind being the center of attention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eel others' emotion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ollow a schedule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t irritated easily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nd time reflecting on thing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quiet around strangers.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ke people feel at ease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exacting in my work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Often feel blue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y are/I am full of ideas.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table:style-name="ce8" table:number-columns-repeated="2"/>
          <table:table-cell table:number-columns-repeated="12"/>
        </table:table-row>
        <table:table-row table:style-name="ro4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50" calcext:value-type="float">
            <text:p>50</text:p>
          </table:table-cell>
          <table:table-cell table:formula="of:=PRODUCT(ORG.LIBREOFFICE.RAWSUBTRACT( [.B64];5);2)" office:value-type="float" office:value="90" calcext:value-type="float">
            <text:p>9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High" calcext:value-type="string">
            <text:p>Very High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50" calcext:value-type="float">
            <text:p>50</text:p>
          </table:table-cell>
          <table:table-cell table:formula="of:=PRODUCT(ORG.LIBREOFFICE.RAWSUBTRACT( [.B65];5);2)" office:value-type="float" office:value="90" calcext:value-type="float">
            <text:p>9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High" calcext:value-type="string">
            <text:p>Very High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50" calcext:value-type="float">
            <text:p>50</text:p>
          </table:table-cell>
          <table:table-cell table:formula="of:=PRODUCT(ORG.LIBREOFFICE.RAWSUBTRACT( [.B66];5);2)" office:value-type="float" office:value="90" calcext:value-type="float">
            <text:p>9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High" calcext:value-type="string">
            <text:p>Very High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50" calcext:value-type="float">
            <text:p>50</text:p>
          </table:table-cell>
          <table:table-cell table:formula="of:=PRODUCT(ORG.LIBREOFFICE.RAWSUBTRACT( [.B67];5);2)" office:value-type="float" office:value="90" calcext:value-type="float">
            <text:p>9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High" calcext:value-type="string">
            <text:p>Very High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50" calcext:value-type="float">
            <text:p>50</text:p>
          </table:table-cell>
          <table:table-cell table:formula="of:=PRODUCT(ORG.LIBREOFFICE.RAWSUBTRACT( [.B68];5);2)" office:value-type="float" office:value="90" calcext:value-type="float">
            <text:p>9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High" calcext:value-type="string">
            <text:p>Very High</text:p>
          </table:table-cell>
          <table:table-cell table:number-columns-repeated="11"/>
        </table:table-row>
        <table:table-row table:style-name="ro2" table:number-rows-repeated="104850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27:36.098551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7:28:49.752448213</dc:date>
    <meta:editing-duration>PT2H19M44S</meta:editing-duration>
    <meta:editing-cycles>22</meta:editing-cycles>
    <meta:generator>LibreOffice/6.4.3.2$Linux_X86_64 LibreOffice_project/40$Build-2</meta:generator>
    <meta:document-statistic meta:table-count="1" meta:cell-count="611" meta:object-count="0"/>
  </office:meta>
</office:document-meta>
</file>